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ahoma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/>
      <style:text-properties fo:background-color="#ffff00"/>
    </style:style>
    <style:style style:name="P3" style:family="paragraph" style:parent-style-name="Preformatted_20_Text">
      <style:paragraph-properties fo:margin-top="0cm" fo:margin-bottom="0.499cm"/>
    </style:style>
    <style:style style:name="P4" style:family="paragraph" style:parent-style-name="Text_20_body">
      <style:text-properties fo:background-color="#ffff00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1">
      <style:paragraph-properties fo:margin-top="0cm" fo:margin-bottom="0cm"/>
    </style:style>
    <style:style style:name="P9" style:family="paragraph" style:parent-style-name="Text_20_body" style:list-style-name="L2">
      <style:paragraph-properties fo:margin-top="0cm" fo:margin-bottom="0cm"/>
    </style:style>
    <style:style style:name="P10" style:family="paragraph" style:parent-style-name="Text_20_body" style:list-style-name="L3">
      <style:paragraph-properties fo:margin-top="0cm" fo:margin-bottom="0cm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background-color="#ffff00"/>
    </style:style>
    <style:style style:name="T4" style:family="text">
      <style:text-properties style:text-line-through-style="solid"/>
    </style:style>
    <style:style style:name="T5" style:family="text">
      <style:text-properties style:text-line-through-style="solid" fo:background-color="transparent"/>
    </style:style>
    <style:style style:name="T6" style:family="text">
      <style:text-properties style:text-line-through-style="solid" style:text-underline-style="none" fo:background-color="transparent"/>
    </style:style>
    <style:style style:name="T7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Question 1x</text:h>
      <text:p text:style-name="Text_20_body">Consider this code: </text:p>
      <text:p text:style-name="Preformatted_20_Text">for i in range(m):</text:p>
      <text:p text:style-name="Preformatted_20_Text"><text:s text:c="4"/>for j in range(n):</text:p>
      <text:p text:style-name="P3"><text:s text:c="8"/>print()</text:p>
      <text:p text:style-name="P1">How many times is function <text:span text:style-name="Source_20_Text">print</text:span> called?</text:p>
      <text:p text:style-name="P1"><text:span text:style-name="Source_20_Text">m</text:span> </text:p>
      <text:p text:style-name="P1"><text:span text:style-name="Source_20_Text">m + n</text:span> </text:p>
      <text:p text:style-name="P1"><text:span text:style-name="Source_20_Text"><text:span text:style-name="T3">m * n</text:span></text:span><text:span text:style-name="T3"> </text:span></text:p>
      <text:p text:style-name="Text_20_body"><text:span text:style-name="Source_20_Text">n</text:span> </text:p>
      <text:h text:style-name="Heading_20_3" text:outline-level="3">Question 2x</text:h>
      <text:p text:style-name="Text_20_body">Consider this code: </text:p>
      <text:p text:style-name="Preformatted_20_Text">for i in range(m):</text:p>
      <text:p text:style-name="Preformatted_20_Text"><text:s text:c="4"/>print()</text:p>
      <text:p text:style-name="Preformatted_20_Text"/>
      <text:p text:style-name="Preformatted_20_Text">for j in range(n):</text:p>
      <text:p text:style-name="P3"><text:s text:c="4"/>print()</text:p>
      <text:p text:style-name="P1">How many times is function <text:span text:style-name="Source_20_Text">print</text:span> called?</text:p>
      <text:p text:style-name="P1"><text:span text:style-name="Source_20_Text">n</text:span> </text:p>
      <text:p text:style-name="P1"><text:span text:style-name="Source_20_Text"><text:span text:style-name="T3">m + n</text:span></text:span><text:span text:style-name="T3"> </text:span></text:p>
      <text:p text:style-name="P1"><text:span text:style-name="Source_20_Text">m * n</text:span> </text:p>
      <text:p text:style-name="Text_20_body"><text:span text:style-name="Source_20_Text">m</text:span> </text:p>
      <text:h text:style-name="Heading_20_3" text:outline-level="3">Question 3x</text:h>
      <text:p text:style-name="Text_20_body">Assume variable <text:span text:style-name="Source_20_Text">L</text:span> refers to a list of items. </text:p>
      <text:p text:style-name="Text_20_body">You have a problem you are trying to solve and you figured out two different approaches that would work. </text:p>
      <text:p text:style-name="Preformatted_20_Text"># Approach 1:</text:p>
      <text:p text:style-name="Preformatted_20_Text">for i in range(len(L)):</text:p>
      <text:p text:style-name="Preformatted_20_Text"><text:s text:c="4"/>for j in range(len(L)):</text:p>
      <text:p text:style-name="P3"><text:s text:c="8"/># do a few assignment statements to accomplish the task.</text:p>
      <text:p text:style-name="Preformatted_20_Text"># Approach 2:</text:p>
      <text:p text:style-name="Preformatted_20_Text">for i in range(1000):</text:p>
      <text:p text:style-name="Preformatted_20_Text"><text:s text:c="4"/>for j in range(len(L)):</text:p>
      <text:p text:style-name="P3"><text:s text:c="8"/># do a few assignment statements to accomplish the task.</text:p>
      <text:p text:style-name="Text_20_body">When would <text:span text:style-name="T1">Approach 2</text:span> take fewer iterations than <text:span text:style-name="T1">Approach 1</text:span>? </text:p>
      <text:p text:style-name="P1">When <text:span text:style-name="Source_20_Text">L</text:span> contains strings. </text:p>
      <text:p text:style-name="P1"><text:span text:style-name="T3">When </text:span><text:span text:style-name="Source_20_Text"><text:span text:style-name="T3">L</text:span></text:span><text:span text:style-name="T3"> has more than 1000 items. </text:span></text:p>
      <text:p text:style-name="P1">When <text:span text:style-name="Source_20_Text">L</text:span> has exactly 1000 items. </text:p>
      <text:p text:style-name="Text_20_body">When <text:span text:style-name="Source_20_Text">L</text:span> is sorted. </text:p>
      <text:h text:style-name="Heading_20_3" text:outline-level="3">Question 4x</text:h>
      <text:p text:style-name="P1">For <text:span text:style-name="T1">linear search</text:span>, if we are searching for <text:span text:style-name="Source_20_Text">7</text:span>, which list will cause the fewest number of iterations?</text:p>
      <text:p text:style-name="P1"><text:soft-page-break/><text:span text:style-name="Source_20_Text"><text:span text:style-name="T3">[7, 6, 5, 4, 3, 2]</text:span></text:span><text:span text:style-name="T3"> </text:span></text:p>
      <text:p text:style-name="P1"><text:span text:style-name="Source_20_Text">[6, 7, 4, 5, 2, 3]</text:span> </text:p>
      <text:p text:style-name="P1"><text:span text:style-name="Source_20_Text">[2, 3, 4, 5, 6, 7]</text:span> </text:p>
      <text:p text:style-name="Text_20_body"><text:span text:style-name="Source_20_Text">[2, 4, 6, 3, 5, 7]</text:span> </text:p>
      <text:h text:style-name="Heading_20_3" text:outline-level="3">Question 5x</text:h>
      <text:p text:style-name="Text_20_body">The list <text:span text:style-name="Source_20_Text">[4, 2, 5, 6, 7, 3, 1]</text:span> is shown below after each pass of a sorting algorithm:</text:p>
      <text:p text:style-name="Preformatted_20_Text"><text:s text:c="4"/>[1, 2, 5, 6, 7, 3, 4]</text:p>
      <text:p text:style-name="Preformatted_20_Text"><text:s text:c="4"/>[1, 2, 5, 6, 7, 3, 4]</text:p>
      <text:p text:style-name="Preformatted_20_Text"><text:s text:c="4"/>[1, 2, 3, 6, 7, 5, 4]</text:p>
      <text:p text:style-name="Preformatted_20_Text"><text:s text:c="4"/>[1, 2, 3, 4, 7, 5, 6]</text:p>
      <text:p text:style-name="Preformatted_20_Text"><text:s text:c="4"/>[1, 2, 3, 4, 5, 7, 6]</text:p>
      <text:p text:style-name="Preformatted_20_Text"><text:s text:c="4"/>[1, 2, 3, 4, 5, 6, 7]</text:p>
      <text:p text:style-name="P3"><text:s text:c="4"/>[1, 2, 3, 4, 5, 6, 7]</text:p>
      <text:p text:style-name="Text_20_body">Which sorting algorithm is being executed?</text:p>
      <text:p text:style-name="P1">insertion sort </text:p>
      <text:p text:style-name="P1">bubble sort </text:p>
      <text:p text:style-name="P4">selection sort </text:p>
      <text:h text:style-name="Heading_20_3" text:outline-level="3">Question 6x</text:h>
      <text:p text:style-name="Text_20_body">The list <text:span text:style-name="Source_20_Text">[4, 2, 5, 6, 7, 3, 1]</text:span> is shown below after each pass of a sorting algorithm:</text:p>
      <text:p text:style-name="Preformatted_20_Text"><text:s text:c="4"/>[2, 4, 5, 6, 3, 1, 7]</text:p>
      <text:p text:style-name="Preformatted_20_Text"><text:s text:c="4"/>[2, 4, 5, 3, 1, 6, 7]</text:p>
      <text:p text:style-name="Preformatted_20_Text"><text:s text:c="4"/>[2, 4, 3, 1, 5, 6, 7]</text:p>
      <text:p text:style-name="Preformatted_20_Text"><text:s text:c="4"/>[2, 3, 1, 4, 5, 6, 7]</text:p>
      <text:p text:style-name="Preformatted_20_Text"><text:s text:c="4"/>[2, 1, 3, 4, 5, 6, 7]</text:p>
      <text:p text:style-name="P3"><text:s text:c="4"/>[1, 2, 3, 4, 5, 6, 7]</text:p>
      <text:p text:style-name="Text_20_body">Which sorting algorithm is being executed?</text:p>
      <text:p text:style-name="P1">selection sort </text:p>
      <text:p text:style-name="P1">insertion sort </text:p>
      <text:p text:style-name="P4">bubble sort </text:p>
      <text:h text:style-name="Heading_20_3" text:outline-level="3">Question 7x</text:h>
      <text:p text:style-name="Text_20_body">The list <text:span text:style-name="Source_20_Text">[4, 2, 5, 6, 7, 3, 1]</text:span> is shown below after each pass of a sorting algorithm:</text:p>
      <text:p text:style-name="Preformatted_20_Text"><text:s text:c="4"/>[4, 2, 5, 6, 7, 3, 1]</text:p>
      <text:p text:style-name="Preformatted_20_Text"><text:s text:c="4"/>[2, 4, 5, 6, 7, 3, 1]</text:p>
      <text:p text:style-name="Preformatted_20_Text"><text:s text:c="4"/>[2, 4, 5, 6, 7, 3, 1]</text:p>
      <text:p text:style-name="Preformatted_20_Text"><text:s text:c="4"/>[2, 4, 5, 6, 7, 3, 1]</text:p>
      <text:p text:style-name="Preformatted_20_Text"><text:s text:c="4"/>[2, 4, 5, 6, 7, 3, 1]</text:p>
      <text:p text:style-name="Preformatted_20_Text"><text:s text:c="4"/>[2, 3, 4, 5, 6, 7, 1]</text:p>
      <text:p text:style-name="P3"><text:s text:c="4"/>[1, 2, 3, 4, 5, 6, 7]</text:p>
      <text:p text:style-name="Text_20_body">Which sorting algorithm is being executed?</text:p>
      <text:p text:style-name="P1">bubble sort </text:p>
      <text:p text:style-name="P1">selection sort </text:p>
      <text:p text:style-name="P4">insertion sort </text:p>
      <text:h text:style-name="Heading_20_3" text:outline-level="3"><text:soft-page-break/>Question 8x</text:h>
      <text:p text:style-name="Text_20_body">List <text:span text:style-name="Source_20_Text">[1, 5, 8, 7, 6, 1, 7]</text:span> is being sorted using <text:span text:style-name="T1">selection sort</text:span>. Here is what the list will look like after each of the first three passes:</text:p>
      <text:list xml:id="list2962700630761943737" text:style-name="L1">
        <text:list-item>
          <text:p text:style-name="P8">After the 1st pass: <text:span text:style-name="Source_20_Text">[1, 5, 8, 7, 6, 1, 7]</text:span> </text:p>
        </text:list-item>
        <text:list-item>
          <text:p text:style-name="P8">After the 2nd pass: <text:span text:style-name="Source_20_Text">[1, 1, 8, 7, 6, 5, 7]</text:span> </text:p>
        </text:list-item>
        <text:list-item>
          <text:p text:style-name="P5">After the 3rd pass: <text:span text:style-name="Source_20_Text">[1, 1, 5, 7, 6, 8, 7]</text:span> </text:p>
        </text:list-item>
      </text:list>
      <text:p text:style-name="Text_20_body">What will the list look like after the 4th pass? </text:p>
      <text:p text:style-name="P1"><text:span text:style-name="Source_20_Text">[1, 1, 5, 7, 6, 8, 7]</text:span> </text:p>
      <text:p text:style-name="P1"><text:span text:style-name="Source_20_Text"><text:span text:style-name="T3">[1, 1, 5, 6, 7, 8, 7]</text:span></text:span><text:span text:style-name="T3"> </text:span></text:p>
      <text:p text:style-name="Text_20_body"><text:span text:style-name="Source_20_Text"><text:span text:style-name="T5">[1, 1, 5, 6, 7, 7, 8]</text:span></text:span><text:span text:style-name="T5"> </text:span></text:p>
      <text:h text:style-name="Heading_20_3" text:outline-level="3">Question 9x</text:h>
      <text:p text:style-name="Text_20_body">List <text:span text:style-name="Source_20_Text">[6, 8, 2, 1, 1, 9, 4]</text:span> is being sorted using <text:span text:style-name="T1">insertion sort</text:span>. Here is what the list will look like after each of the first three passes:</text:p>
      <text:list xml:id="list8907897701255252231" text:style-name="L2">
        <text:list-item>
          <text:p text:style-name="P9">After the 1st pass: <text:span text:style-name="Source_20_Text">[6, 8, 2, 1, 1, 9, 4]</text:span> </text:p>
        </text:list-item>
        <text:list-item>
          <text:p text:style-name="P9">After the 2nd pass: <text:span text:style-name="Source_20_Text">[6, 8, 2, 1, 1, 9, 4]</text:span> </text:p>
        </text:list-item>
        <text:list-item>
          <text:p text:style-name="P6">After the 3rd pass: <text:span text:style-name="Source_20_Text">[2, 6, 8, 1, 1, 9, 4]</text:span> </text:p>
        </text:list-item>
      </text:list>
      <text:p text:style-name="Text_20_body">What will the list look like after the 4th pass? </text:p>
      <text:p text:style-name="P1"><text:span text:style-name="Source_20_Text"><text:span text:style-name="T3">[1, 2, 6, 8, 1, 9, 4]</text:span></text:span><text:span text:style-name="T3"> </text:span></text:p>
      <text:p text:style-name="P1"><text:span text:style-name="Source_20_Text">[1, 1, 2, 6, 8, 9, 4]</text:span> </text:p>
      <text:p text:style-name="Text_20_body"><text:span text:style-name="Source_20_Text">[1, 6, 8, 2, 1, 9, 4]</text:span> </text:p>
      <text:h text:style-name="Heading_20_3" text:outline-level="3">Question 10x</text:h>
      <text:p text:style-name="P1">In <text:span text:style-name="T1">bubble sort</text:span>, on the first pass through the list, which item gets moved to the far right?</text:p>
      <text:p text:style-name="P1">The item that was originally at index 0. </text:p>
      <text:p text:style-name="P1">The smallest item. </text:p>
      <text:p text:style-name="P2">The largest item. </text:p>
      <text:p text:style-name="P1">An odd number. </text:p>
      <text:p text:style-name="Text_20_body">The item that was originally at the second-last index. </text:p>
      <text:h text:style-name="Heading_20_3" text:outline-level="3">Question 11x</text:h>
      <text:p text:style-name="Text_20_body">Here is the code for function <text:span text:style-name="Source_20_Text">insert</text:span> with docstring and comments removed:</text:p>
      <text:p text:style-name="Preformatted_20_Text">def insert(L, i):</text:p>
      <text:p text:style-name="Preformatted_20_Text"><text:s text:c="4"/>value = L[i]</text:p>
      <text:p text:style-name="Preformatted_20_Text"/>
      <text:p text:style-name="Preformatted_20_Text"><text:s text:c="4"/>j = i</text:p>
      <text:p text:style-name="Preformatted_20_Text"><text:s text:c="4"/>while j != 0 and L[j - 1] &gt; value:</text:p>
      <text:p text:style-name="Preformatted_20_Text"><text:s text:c="8"/>L[j] = L[j - 1]</text:p>
      <text:p text:style-name="Preformatted_20_Text"><text:s text:c="8"/>j = j - 1</text:p>
      <text:p text:style-name="Preformatted_20_Text"/>
      <text:p text:style-name="P3"><text:s text:c="4"/>L[j] = value</text:p>
      <text:p text:style-name="Text_20_body">In the following list, there is an <text:span text:style-name="Source_20_Text">x</text:span> at index <text:span text:style-name="Source_20_Text">5</text:span>. In this question, you will choose a value for that variable. </text:p>
      <text:p text:style-name="P3"><text:s text:c="4"/>L = [2, 5, 6, 7, 8, x, 4]</text:p>
      <text:p text:style-name="Text_20_body"><text:soft-page-break/>The first 5 items are sorted. </text:p>
      <text:p text:style-name="Text_20_body">If we call <text:span text:style-name="Source_20_Text">insert(L, 5)</text:span>, that unknown value will be inserted into the sorted section, growing the sorted section by 1 item. Select a value for <text:span text:style-name="Source_20_Text">x</text:span> that would be moved all the way to index <text:span text:style-name="Source_20_Text">0</text:span> in the list. </text:p>
      <text:p text:style-name="P1"><text:span text:style-name="Source_20_Text"><text:span text:style-name="T3">1</text:span></text:span><text:span text:style-name="T3"> </text:span></text:p>
      <text:p text:style-name="P1"><text:span text:style-name="Source_20_Text">3</text:span> </text:p>
      <text:p text:style-name="P1"><text:span text:style-name="Source_20_Text">9</text:span> </text:p>
      <text:p text:style-name="Text_20_body"><text:span text:style-name="Source_20_Text">4</text:span> </text:p>
      <text:h text:style-name="Heading_20_3" text:outline-level="3">Question 12x</text:h>
      <text:p text:style-name="Text_20_body">Here is the code for function <text:span text:style-name="Source_20_Text">insert</text:span> with docstring and comments removed:</text:p>
      <text:p text:style-name="Preformatted_20_Text">def insert(L, i):</text:p>
      <text:p text:style-name="Preformatted_20_Text"><text:s text:c="4"/>value = L[i]</text:p>
      <text:p text:style-name="Preformatted_20_Text"/>
      <text:p text:style-name="Preformatted_20_Text"><text:s text:c="4"/>j = i</text:p>
      <text:p text:style-name="Preformatted_20_Text"><text:s text:c="4"/>while j != 0 and L[j - 1] &gt; value:</text:p>
      <text:p text:style-name="Preformatted_20_Text"><text:s text:c="8"/>L[j] = L[j - 1]</text:p>
      <text:p text:style-name="Preformatted_20_Text"><text:s text:c="8"/>j = j - 1</text:p>
      <text:p text:style-name="Preformatted_20_Text"/>
      <text:p text:style-name="P3"><text:s text:c="4"/>L[j] = value</text:p>
      <text:p text:style-name="Text_20_body">In the following list, there is an <text:span text:style-name="Source_20_Text">x</text:span> at index <text:span text:style-name="Source_20_Text">5</text:span>. In this question, you will choose a value for that variable. </text:p>
      <text:p text:style-name="P3"><text:s text:c="4"/>L = [2, 5, 6, 7, 8, x, 4]</text:p>
      <text:p text:style-name="Text_20_body">The first 5 items are sorted. </text:p>
      <text:p text:style-name="Text_20_body">If we call <text:span text:style-name="Source_20_Text">insert(L, 5)</text:span>, that unknown value will be inserted into the sorted section, growing the sorted section by 1 item. Select the value for <text:span text:style-name="Source_20_Text">x</text:span> that would not move. </text:p>
      <text:p text:style-name="P1"><text:span text:style-name="Source_20_Text">0</text:span> </text:p>
      <text:p text:style-name="P1"><text:span text:style-name="Source_20_Text">4</text:span> </text:p>
      <text:p text:style-name="P1"><text:span text:style-name="Source_20_Text">3</text:span> </text:p>
      <text:p text:style-name="Text_20_body"><text:span text:style-name="Source_20_Text"><text:span text:style-name="T3">9</text:span></text:span><text:span text:style-name="T3"> </text:span></text:p>
      <text:h text:style-name="Heading_20_3" text:outline-level="3">Question 13x</text:h>
      <text:p text:style-name="Text_20_body">Here is the code for function <text:span text:style-name="Source_20_Text">insert</text:span> with docstring and comments removed:</text:p>
      <text:p text:style-name="Preformatted_20_Text">def insert(L, i):</text:p>
      <text:p text:style-name="Preformatted_20_Text"><text:s text:c="4"/>value = L[i]</text:p>
      <text:p text:style-name="Preformatted_20_Text"/>
      <text:p text:style-name="Preformatted_20_Text"><text:s text:c="4"/>j = i</text:p>
      <text:p text:style-name="Preformatted_20_Text"><text:s text:c="4"/>while j != 0 and L[j - 1] &gt; value:</text:p>
      <text:p text:style-name="Preformatted_20_Text"><text:s text:c="8"/>L[j] = L[j - 1]</text:p>
      <text:p text:style-name="Preformatted_20_Text"><text:s text:c="8"/>j = j - 1</text:p>
      <text:p text:style-name="Preformatted_20_Text"/>
      <text:p text:style-name="P3"><text:s text:c="4"/>L[j] = value</text:p>
      <text:p text:style-name="Text_20_body">In general, function call <text:span text:style-name="Source_20_Text">insert(L, i)</text:span> might move the item at index <text:span text:style-name="Source_20_Text">i</text:span> all the way to index <text:span text:style-name="Source_20_Text">0</text:span> in the list (if that item is smaller than everything in the sorted section); it might not move it at all (if that item is larger than everything in the sorted section); or it might be moved partway (if that item is neither smaller nor larger than everything in the sorted section). </text:p>
      <text:p text:style-name="Text_20_body"><text:soft-page-break/>The while loop can be terminated for one of two reasons: <text:span text:style-name="Source_20_Text">j == 0</text:span> or <text:span text:style-name="Source_20_Text">L[j - 1] &lt;= value</text:span>. In which situation does the loop terminate because <text:span text:style-name="Source_20_Text">j == 0</text:span>? </text:p>
      <text:p text:style-name="P1">When the item at index <text:span text:style-name="Source_20_Text">i</text:span> is neither smaller nor larger than everything in the sorted section. </text:p>
      <text:p text:style-name="P1"><text:span text:style-name="T5">When the item at index </text:span><text:span text:style-name="Source_20_Text"><text:span text:style-name="T5">i</text:span></text:span><text:span text:style-name="T5"> is larger than everything in the sorted section. </text:span></text:p>
      <text:p text:style-name="Text_20_body"><text:span text:style-name="T3">When the item at index </text:span><text:span text:style-name="Source_20_Text"><text:span text:style-name="T3">i</text:span></text:span><text:span text:style-name="T3"> is smaller than everything in the sorted section. *</text:span><text:span text:style-name="T3"><office:annotation><dc:creator>Unknown Author</dc:creator><dc:date>2013-04-09T19:16:24.50</dc:date><text:p text:style-name="P11"><text:span text:style-name="T7">The and reads 'when it's the smallest &amp; the thing next to it is larger than it'</text:span></text:p></office:annotation></text:span></text:p>
      <text:h text:style-name="Heading_20_3" text:outline-level="3">Question 14x</text:h>
      <text:p text:style-name="Text_20_body">Here is the code for function <text:span text:style-name="Source_20_Text">insert</text:span>:</text:p>
      <text:p text:style-name="Preformatted_20_Text">def insert(L, i):</text:p>
      <text:p text:style-name="Preformatted_20_Text"><text:s text:c="4"/>value = L[i]</text:p>
      <text:p text:style-name="Preformatted_20_Text"/>
      <text:p text:style-name="Preformatted_20_Text"><text:s text:c="4"/>j = i</text:p>
      <text:p text:style-name="Preformatted_20_Text"><text:s text:c="4"/>while j != 0 and L[j - 1] &gt; value:</text:p>
      <text:p text:style-name="Preformatted_20_Text"><text:s text:c="8"/>L[j] = L[j - 1]</text:p>
      <text:p text:style-name="Preformatted_20_Text"><text:s text:c="8"/>j = j - 1</text:p>
      <text:p text:style-name="Preformatted_20_Text"/>
      <text:p text:style-name="P3"><text:s text:c="4"/>L[j] = value</text:p>
      <text:p text:style-name="Text_20_body">For function call <text:span text:style-name="Source_20_Text">insert(L, i)</text:span>, in the worst case, the item at index <text:span text:style-name="Source_20_Text">i</text:span> is moved all the way to index <text:span text:style-name="Source_20_Text">0</text:span>. Variable <text:span text:style-name="Source_20_Text">j</text:span> starts off at <text:span text:style-name="Source_20_Text">i</text:span> and is decreased by 1 on each iteration of the while loop until it reaches <text:span text:style-name="Source_20_Text">0</text:span>. </text:p>
      <text:p text:style-name="Text_20_body">In this worst-case situation<office:annotation><dc:creator>Unknown Author</dc:creator><dc:date>2013-04-09T19:29:57.45</dc:date><text:p text:style-name="P11"><text:span text:style-name="T7">Worst case is moving the items from the end to index 0 – so the maximum possible i is that last index position, which is the most times the while loop can run</text:span></text:p></office:annotation>, how many times is the body of the while loop executed? </text:p>
      <text:p text:style-name="P1"><text:span text:style-name="Source_20_Text"><text:span text:style-name="T3">i</text:span></text:span><text:span text:style-name="T3"> </text:span></text:p>
      <text:p text:style-name="P1"><text:span text:style-name="Source_20_Text">i - 1</text:span> </text:p>
      <text:p text:style-name="P1"><text:span text:style-name="Source_20_Text">2 * i</text:span> </text:p>
      <text:p text:style-name="Text_20_body"><text:span text:style-name="Source_20_Text">i + 1</text:span> </text:p>
      <text:h text:style-name="Heading_20_3" text:outline-level="3">Question 15x</text:h>
      <text:p text:style-name="Text_20_body">Here is the code for function <text:span text:style-name="Source_20_Text">insertion_sort</text:span>:</text:p>
      <text:p text:style-name="Preformatted_20_Text">def insertion_sort(L):</text:p>
      <text:p text:style-name="Preformatted_20_Text"><text:s text:c="4"/>for i in range(len(L)):</text:p>
      <text:p text:style-name="P3"><text:s text:c="8"/>insert(L, i)</text:p>
      <text:p text:style-name="Text_20_body">This question is about the <text:span text:style-name="Emphasis">worst-case</text:span> running time for this code. (The worst case for insertion sort happens when a list is sorted in reverse, from largest to smallest.) </text:p>
      <text:list xml:id="list3672732906417011133" text:style-name="L3">
        <text:list-item>
          <text:p text:style-name="P10">On the first iteration of this loop, <text:span text:style-name="Source_20_Text">i</text:span> refers to <text:span text:style-name="Source_20_Text">0</text:span>, so <text:span text:style-name="Source_20_Text">insert(L, 0)</text:span> is called, and the while loop in function <text:span text:style-name="Source_20_Text"><text:span text:style-name="T3">insert</text:span></text:span><text:span text:style-name="T3"> iterates 0 times</text:span>. </text:p>
        </text:list-item>
        <text:list-item>
          <text:p text:style-name="P10">On the second iteration, <text:span text:style-name="Source_20_Text">insert(L, 1)</text:span> is called, and the while loop in function <text:span text:style-name="Source_20_Text">insert</text:span> <text:span text:style-name="T3">iterates 1 tim</text:span>e. </text:p>
        </text:list-item>
        <text:list-item>
          <text:p text:style-name="P7">On the last iteration, <text:span text:style-name="Source_20_Text">insert(L, len(L) - 1)</text:span> is called, and the while loop in function <text:span text:style-name="Source_20_Text">insert</text:span> <text:span text:style-name="T3">iterates </text:span><text:span text:style-name="Source_20_Text"><text:span text:style-name="T3">len(L) - 1</text:span></text:span><text:span text:style-name="T3"> times. </text:span></text:p>
        </text:list-item>
      </text:list>
      <text:p text:style-name="Text_20_body">In total, how many times is the body of the while loop in function <text:span text:style-name="Source_20_Text">insert</text:span> executed during one call on function <text:span text:style-name="Source_20_Text">insertion_sort</text:span>? </text:p>
      <text:p text:style-name="P1"><text:span text:style-name="Source_20_Text">len(L) - 1</text:span> </text:p>
      <text:p text:style-name="P1"><text:span text:style-name="Source_20_Text">5 + 10 + ... + 5 * (len(L) - 1)</text:span> </text:p>
      <text:p text:style-name="P1"><text:span text:style-name="Source_20_Text"><text:span text:style-name="T3">0 + 1 + ... + len(L) - 1</text:span></text:span><text:span text:style-name="T3"> </text:span></text:p>
      <text:p text:style-name="Text_20_body"><text:span text:style-name="Source_20_Text"><text:span text:style-name="T6">len(L) * (0 + 1 + ... + len(L) - 1)</text:span></text:span><text:span text:style-name="T6"> </text:span></text:p>
      <text:h text:style-name="Heading_20_3" text:outline-level="3"><text:soft-page-break/>Question 16x</text:h>
      <text:p text:style-name="Text_20_body">In the worst case, on a call on function <text:span text:style-name="Source_20_Text">insertion_sort(L)</text:span>, the total number of times the loop body in function <text:span text:style-name="Source_20_Text">insert</text:span> is executed is this: </text:p>
      <text:p text:style-name="P3">0 + 1 + 2 + 3 + ... + (len(L) - 3) + (len(L) - 2) + (len(L) - 1)</text:p>
      <text:p text:style-name="Text_20_body">The 0 doesn't affect the sum, so we can simplify to this: </text:p>
      <text:p text:style-name="P3">1 + 2 + 3 + ... + (len(L) - 3) + (len(L) - 2) + (len(L) - 1)</text:p>
      <text:p text:style-name="Text_20_body">We can add the first and last items together, and the second and second-last items together, and so on: </text:p>
      <text:p text:style-name="Preformatted_20_Text"><text:s text:c="2"/>1 + (len(L) - 1) <text:s text:c="3"/># The 1 and the -1 cancel, leaving len(L)</text:p>
      <text:p text:style-name="Preformatted_20_Text">+ 2 + (len(L) - 2) <text:s text:c="3"/># The 2 and the -2 cancel, leaving len(L)</text:p>
      <text:p text:style-name="Preformatted_20_Text">+ 3 + (len(L) - 3) <text:s text:c="3"/># The 3 and the -3 cancel, leaving len(L)</text:p>
      <text:p text:style-name="P3">+ ...</text:p>
      <text:p text:style-name="Text_20_body">Every line in the equation adds up to <text:span text:style-name="Source_20_Text">len(L)</text:span>. </text:p>
      <text:p text:style-name="Text_20_body"><text:span text:style-name="Emphasis"><text:span text:style-name="T2">Roughly</text:span></text:span> how many lines in the equation are there, and what is the total number of times the loop body is executed? </text:p>
      <text:p text:style-name="Text_20_body">(Hint: work this out using a smaller example, such as a length <text:span text:style-name="Source_20_Text">9</text:span> list, and then generalize.)</text:p>
      <text:p text:style-name="Text_20_body"><text:span text:style-name="T3">Number of lines: </text:span><text:span text:style-name="Source_20_Text"><text:span text:style-name="T3">len(L) / 2</text:span></text:span><text:span text:style-name="T3"> </text:span></text:p>
      <text:p text:style-name="Text_20_body"><text:span text:style-name="T3">Total number of times the loop body is executed: </text:span><text:span text:style-name="Source_20_Text"><text:span text:style-name="T3">len(L) * len(L) / 2</text:span></text:span><text:span text:style-name="T3"> </text:span></text:p>
      <text:p text:style-name="Text_20_body"><text:span text:style-name="T4">Number of lines: </text:span><text:span text:style-name="Source_20_Text"><text:span text:style-name="T4">len(L) / 10</text:span></text:span><text:span text:style-name="T4"> </text:span></text:p>
      <text:p text:style-name="Text_20_body"><text:span text:style-name="T4">Total number of times the loop body is executed: </text:span><text:span text:style-name="Source_20_Text"><text:span text:style-name="T4">len(L) * len(L) / 10</text:span></text:span><text:span text:style-name="T4"> </text:span></text:p>
      <text:p text:style-name="Text_20_body"><text:span text:style-name="T5">Number of lines: </text:span><text:span text:style-name="Source_20_Text"><text:span text:style-name="T5">len(L)</text:span></text:span><text:span text:style-name="T5"> </text:span></text:p>
      <text:p text:style-name="Text_20_body"><text:span text:style-name="T5">Total number of times the loop body is executed: </text:span><text:span text:style-name="Source_20_Text"><text:span text:style-name="T5">len(L) * len(L)</text:span></text:span><text:span text:style-name="T5"> </text:span></text:p>
      <text:h text:style-name="Heading_20_3" text:outline-level="3">Question 17x</text:h>
      <text:p text:style-name="Text_20_body">For a call on function <text:span text:style-name="Source_20_Text">insertion_sort(L)</text:span>, in the <text:span text:style-name="Emphasis">worst case</text:span>, select the running time: </text:p>
      <text:p text:style-name="P1">Linear in the length of list <text:span text:style-name="Source_20_Text">L</text:span>. </text:p>
      <text:p text:style-name="P1"><text:span text:style-name="T3">Quadratic in the length of list </text:span><text:span text:style-name="Source_20_Text"><text:span text:style-name="T3">L</text:span></text:span><text:span text:style-name="T3">. </text:span></text:p>
      <text:p text:style-name="Text_20_body">The running time is not proportional to the length of list <text:span text:style-name="Source_20_Text">L</text:span>. </text:p>
      <text:h text:style-name="Heading_20_3" text:outline-level="3">Question 18x</text:h>
      <text:p text:style-name="Text_20_body">For a call on function <text:span text:style-name="Source_20_Text">insertion_sort(L)</text:span>, in the <text:span text:style-name="Emphasis">best case</text:span> (where list <text:span text:style-name="Source_20_Text">L</text:span> is already sorted), how many times is the body of the while loop in function <text:span text:style-name="Source_20_Text">insert</text:span> executed? </text:p>
      <text:p text:style-name="P1"><text:span text:style-name="Source_20_Text"><text:span text:style-name="T3">0</text:span></text:span><text:span text:style-name="T3"> </text:span></text:p>
      <text:p text:style-name="P1"><text:span text:style-name="Source_20_Text"><text:span text:style-name="T4">len(L) * len(L) / 2</text:span></text:span><text:span text:style-name="T4"> *</text:span></text:p>
      <text:p text:style-name="P1"><text:span text:style-name="Source_20_Text"><text:span text:style-name="T5">len(L)</text:span></text:span><text:span text:style-name="T5"> </text:span></text:p>
      <text:p text:style-name="P1"><text:span text:style-name="Source_20_Text">10 * len(L)</text:span>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ahoma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8T17:35:52.79</meta:creation-date>
    <dc:date>2013-04-09T20:18:22.97</dc:date>
    <meta:editing-duration>PT2H34M8S</meta:editing-duration>
    <meta:editing-cycles>18</meta:editing-cycles>
    <meta:generator>OpenOffice.org/3.4$Win32 OpenOffice.org_project/340m1$Build-9590</meta:generator>
    <meta:document-statistic meta:table-count="0" meta:image-count="0" meta:object-count="0" meta:page-count="6" meta:paragraph-count="213" meta:word-count="1743" meta:character-count="8293"/>
  </office:meta>
</office:document-meta>
</file>